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51cm" style:rel-column-width="16383*"/>
    </style:style>
    <style:style style:name="BigArcanaNames.A1" style:family="table-cell" style:data-style-name="N100">
      <style:table-cell-properties fo:background-color="#e6e6ff" fo:padding="0cm" fo:border="none">
        <style:background-image/>
      </style:table-cell-properties>
    </style:style>
    <style:style style:name="BigArcanaNames.D1" style:family="table-cell" style:data-style-name="N100">
      <style:table-cell-properties fo:background-color="#e6e6ff" fo:padding="0cm" fo:border-left="0.002cm solid #800000" fo:border-right="none" fo:border-top="none" fo:border-bottom="none">
        <style:background-image/>
      </style:table-cell-properties>
    </style:style>
    <style:style style:name="BigArcanaNames.B2" style:family="table-cell" style:data-style-name="N0">
      <style:table-cell-properties fo:background-color="#ffffff" fo:padding="0cm" fo:border="none">
        <style:background-image/>
      </style:table-cell-properties>
    </style:style>
    <style:style style:name="BigArcanaNames.D2" style:family="table-cell" style:data-style-name="N0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BigArcanaNames.A24" style:family="table-cell" style:data-style-name="N100">
      <style:table-cell-properties fo:background-color="#e6e6ff" fo:padding="0cm" fo:border-left="none" fo:border-right="none" fo:border-top="0.002cm solid #800000" fo:border-bottom="none">
        <style:background-image/>
      </style:table-cell-properties>
    </style:style>
    <style:style style:name="BigArcanaNames.B24" style:family="table-cell" style:data-style-name="N0">
      <style:table-cell-properties fo:background-color="#ffffff" fo:padding="0cm" fo:border-left="none" fo:border-right="none" fo:border-top="0.002cm solid #800000" fo:border-bottom="none">
        <style:background-image/>
      </style:table-cell-properties>
    </style:style>
    <style:style style:name="BigArcanaNames.D24" style:family="table-cell" style:data-style-name="N0">
      <style:table-cell-properties fo:background-color="#ffffff" fo:padding="0cm" fo:border-left="0.002cm solid #800000" fo:border-right="none" fo:border-top="0.002cm solid #800000" fo:border-bottom="non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>Names of cards</text:p>
      <text:p text:style-name="Standard">Big Arcana</text:p>
      <table:table table:name="BigArcanaNames" table:style-name="BigArcanaNames">
        <table:table-column table:style-name="BigArcanaNames.A" table:number-columns-repeated="4"/>
        <table:table-header-rows>
          <table:table-row>
            <table:table-cell table:style-name="BigArcanaNames.A1">
              <text:p text:style-name="P2"/>
            </table:table-cell>
            <table:table-cell table:style-name="BigArcanaNames.A1" office:value-type="float" office:value="0">
              <text:p text:style-name="P2">Eng Name</text:p>
            </table:table-cell>
            <table:table-cell table:style-name="BigArcanaNames.A1">
              <text:p text:style-name="P2"/>
            </table:table-cell>
            <table:table-cell table:style-name="BigArcanaNames.D1">
              <text:p text:style-name="P2"/>
            </table:table-cell>
          </table:table-row>
        </table:table-header-rows>
        <table:table-row>
          <table:table-cell table:style-name="BigArcanaNames.A1" office:value-type="float" office:value="0">
            <text:p text:style-name="P3">1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2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3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4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5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6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7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8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9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0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1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2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3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4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5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6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7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8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19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20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21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1" office:value-type="float" office:value="0">
            <text:p text:style-name="P3">22</text:p>
          </table:table-cell>
          <table:table-cell table:style-name="BigArcanaNames.B2">
            <text:p text:style-name="P4"/>
          </table:table-cell>
          <table:table-cell table:style-name="BigArcanaNames.B2">
            <text:p text:style-name="P4"/>
          </table:table-cell>
          <table:table-cell table:style-name="BigArcanaNames.D2">
            <text:p text:style-name="P4"/>
          </table:table-cell>
        </table:table-row>
        <table:table-row>
          <table:table-cell table:style-name="BigArcanaNames.A24">
            <text:p text:style-name="P3"/>
          </table:table-cell>
          <table:table-cell table:style-name="BigArcanaNames.B24">
            <text:p text:style-name="P4"/>
          </table:table-cell>
          <table:table-cell table:style-name="BigArcanaNames.B24">
            <text:p text:style-name="P4"/>
          </table:table-cell>
          <table:table-cell table:style-name="BigArcanaNames.D24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Links</text:p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3$Win32 OpenOffice.org_project/413m1$Build-9783</meta:generator>
    <dc:date>2016-11-23T17:20:03.65</dc:date>
    <meta:editing-duration>PT6M37S</meta:editing-duration>
    <meta:editing-cycles>3</meta:editing-cycles>
    <meta:document-statistic meta:table-count="1" meta:image-count="0" meta:object-count="0" meta:page-count="3" meta:paragraph-count="33" meta:word-count="54" meta:character-count="256"/>
  </office:meta>
</office:document-meta>
</file>